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automatic-styles>
    <style:style style:family="graphic" style:name="aecc178" style:parent-style-name="Graphics">
      <style:graphic-properties style:horizontal-pos="center" style:horizontal-rel="paragraph" style:vertical-rel="paragraph" style:wrap="none" style:wrap-contour="false"/>
    </style:style>
    <style:style style:family="graphic" style:name="afaef1f" style:parent-style-name="Graphics">
      <style:graphic-properties style:horizontal-pos="center" style:horizontal-rel="paragraph" style:vertical-rel="paragraph" style:wrap="none" style:wrap-contour="false"/>
    </style:style>
    <style:style style:family="graphic" style:name="a226bbd" style:parent-style-name="Graphics">
      <style:graphic-properties style:horizontal-pos="center" style:horizontal-rel="paragraph" style:vertical-rel="paragraph" style:wrap="none" style:wrap-contour="false"/>
    </style:style>
    <style:style style:family="graphic" style:name="a7e56b9" style:parent-style-name="Graphics">
      <style:graphic-properties style:horizontal-pos="left" style:horizontal-rel="paragraph" style:vertical-rel="paragraph" style:wrap="right" style:wrap-contour="false" svg:x="0.0mm"/>
    </style:style>
  </office:automatic-styles>
  <office:body>
    <office:text>
      <text:p text:style-name="Standard">Dann eben gelinkt statt eingebaut...</text:p>
      <text:p text:style-name="Standar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7e56b9" svg:height="44.19mm" svg:width="79.38mm" svg:x="0.0mm" text:anchor-type="paragraph"><draw:image xlink:actuate="onLoad" xlink:href="http://www.open-xchange.com/typo3temp/pics/5ee388afdc.png" xlink:show="embed" xlink:type="simple"/><draw:text-box/></draw:frame>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asdfsadfsadf asdfsadfsadf asdfsadfsadf asdfsadfsadf asdfsadfsad</text:p>
      <text:p text:style-name="Standard"><draw:frame draw:style-name="afaef1f" draw:z-index="1" svg:height="31.49mm" svg:width="59.53mm" text:anchor-type="paragraph"><draw:image xlink:actuate="onLoad" xlink:href="http://www.open-xchange.com/uploads/media/the_ox_story.jpg" xlink:show="embed" xlink:type="simple"/><draw:text-box/></draw:frame>asdfsadfsadf asdfsadfsadf asdfsadfsadf asdfsadfsadf asdfsadfsadasdfsadfsadf asdfsadfsadf asdfsadfsadf asdfsadfsadf asdfsadfsadasdfsadfsadf asdfsadfsadf asdfsadfsadf asdfsadfsad asdfsadfsadasdfsadfsadf asdfsadfsadf asdfsadfsadf asdfsadfsadf asdfsadfsadasdfsadfsadf asdfsadfsadf asdfsadfsadf asdfsadfsadf asdfsadfsadasdfsadfsadf asdfsadfsadf asdfsadfsadf asdfsadfsadf asdfsadfsadasdfsadfsadf asdfsadfsadf asdfsadfsadf asdfsadfsadf asdfsadfsadfsadasdfsadfsadf asdfsadfsadf asdfsadfsadf asdfsadfsadf asdfsadfsadasdfsadfsadf asdfsadfsadf asdfsadfsadf asdfsadfsadf asdfsadfsadasdfsadfs</text:p>
      <text:p text:style-name="Standard"><draw:frame draw:style-name="aecc178" draw:z-index="2" svg:height="37.04mm" svg:width="61.12mm" text:anchor-type="paragraph"><draw:image xlink:actuate="onLoad" xlink:href="http://www.open-xchange.com/fileadmin/user_upload/open-xchange/image/landing/ase/ase_desktop_webinar_7.png" xlink:show="embed" xlink:type="simple"/><draw:text-box/></draw:frame>fsadasdfsadfsadf asdfsadfsadf asdfsadfsadf asdfsadfsadf asdfsadfsadasdfsadfsadf asdfsadfsadffsadasdfsadfsadf asdfsadfsadf asdfsadfsadf asdfsadfsadf asdfsadfsadasdfsadfsadf asdfsadfsadf asdfsadfsadf asdfsadfsadf asdfsadfsadasdfsadfsfsadasdfsadfsadf asdfsadfsadf asdfsadfsadf asdfsadfsadf asdfsadfsadasdfsadfsadf asdfsadfsadf asdfsadfsadf asdfsadfsadf asdfsadfsadasdfsadfs asdfsadfsadf asdfsadfsadf asdfsadfsadasdfsadfs</text:p>
      <text:p text:style-name="Standard">asdfsadfsadf asdfsadfsadf asdfsadfsadf asdfsadfsadf asdfsadfsadf</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Andale Sans UI" svg:font-family="'Andale Sans UI'"/>
    <style:font-face style:font-family-generic="system" style:font-pitch="variable" style:name="Tahoma" svg:font-family="Tahoma"/>
    <style:font-face style:font-family-generic="roman" style:font-pitch="variable" style:name="Times New Roman" svg:font-family="Times New Roman" svg:panose-1="2 2 6 3 5 4 5 2 3 4"/>
    <style:font-face style:font-family-generic="swiss" style:font-pitch="variable" style:name="Arial" svg:font-family="Arial"/>
  </office:font-face-decls>
  <office:styles>
    <style:default-style style:family="paragraph">
      <style:paragraph-properties/>
      <style:text-properties fo:country="US" fo:font-size="12.0pt" fo:language="en" style:font-name="Times New Roman" style:font-name-asian="Andale Sans UI" style:font-name-complex="Tahoma" style:font-size-asian="12.0pt" style:use-window-font-color="true"/>
    </style:default-style>
    <style:style style:family="paragraph" style:name="Standard" style:parent-style-name="default_paragraph_style">
      <style:text-properties fo:language="zxx"/>
    </style:style>
    <style:style style:family="paragraph" style:name="Heading" style:next-style-name="Text_20_body" style:parent-style-name="Standard">
      <style:paragraph-properties fo:margin-bottom="2.12mm" fo:margin-top="4.23mm"/>
      <style:text-properties fo:font-size="14.0pt" style:font-name="Arial" style:font-name-asian="Andale Sans UI" style:font-name-complex="Tahoma" style:font-size-asian="14.0pt"/>
    </style:style>
    <style:style style:display-name="Text body" style:family="paragraph" style:name="Text_20_body" style:parent-style-name="Standard">
      <style:paragraph-properties fo:margin-bottom="2.12mm" fo:margin-top="0.0mm"/>
    </style:style>
    <style:style style:family="paragraph" style:name="List" style:parent-style-name="Text_20_body">
      <style:text-properties style:font-name-complex="Tahoma1"/>
    </style:style>
    <style:style style:family="paragraph" style:name="Index" style:parent-style-name="Standard">
      <style:text-properties style:font-name-complex="Tahoma1"/>
    </style:style>
    <style:style style:family="paragraph" style:name="Caption" style:parent-style-name="Standard">
      <style:paragraph-properties fo:margin-bottom="2.12mm" fo:margin-top="2.12mm"/>
      <style:text-properties fo:font-size="12.0pt" fo:font-style="italic" style:font-name-complex="Tahoma1" style:font-size-asian="12.0pt" style:font-style-asian="italic" style:font-style-complex="italic"/>
    </style:style>
    <style:default-style style:family="graphic">
      <style:text-properties fo:country="US" fo:font-size="12.0pt" fo:language="en" style:font-size-asian="12.0pt" style:use-window-font-color="true"/>
    </style:default-style>
    <style:style style:family="graphic" style:name="Graphics" style:parent-style-name="default_drawing_style">
      <style:graphic-properties style:horizontal-pos="center" style:horizontal-rel="paragraph" style:vertical-pos="top" style:vertical-rel="paragraph"/>
    </style:style>
  </office:styles>
  <office:automatic-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18-04-06T23:27:11</dc:date>
    <meta:editing-cycles>2</meta:editing-cycles>
    <meta:editing-duration>PT0.013S</meta:editing-duration>
  </office:meta>
</office:document-meta>
</file>